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vertical-align="middle"/>
    </style:style>
    <style:style style:name="gr2" style:family="graphic" style:parent-style-name="standard">
      <style:graphic-properties draw:fill="solid" draw:fill-color="#eeeeee" draw:textarea-vertical-align="middle"/>
    </style:style>
    <style:style style:name="gr3" style:family="graphic" style:parent-style-name="standard">
      <style:graphic-properties svg:stroke-color="#000000" draw:fill="solid" draw:fill-color="#eeeeee" draw:textarea-vertical-align="middle"/>
    </style:style>
    <style:style style:name="gr4" style:family="graphic" style:parent-style-name="objectwithoutfill">
      <style:graphic-properties svg:stroke-width="0.051cm" svg:stroke-color="#ff3333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0066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cc9999" draw:textarea-vertical-align="middle"/>
    </style:style>
    <style:style style:name="gr9" style:family="graphic" style:parent-style-name="standard">
      <style:graphic-properties draw:fill="solid" draw:fill-color="#99cc99" draw:textarea-vertical-align="middle"/>
    </style:style>
    <style:style style:name="gr10" style:family="graphic" style:parent-style-name="standard">
      <style:graphic-properties draw:stroke="solid" svg:stroke-color="#000000" draw:fill="solid" draw:fill-color="#eeeeee" draw:textarea-horizontal-align="left" draw:auto-grow-height="true" draw:auto-grow-width="true" fo:min-height="0.865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3333"/>
    </style:style>
    <style:style style:name="P3" style:family="paragraph">
      <style:text-properties fo:color="#336633"/>
    </style:style>
    <style:style style:name="T1" style:family="text">
      <style:text-properties fo:color="#ff3333"/>
    </style:style>
    <style:style style:name="T2" style:family="text">
      <style:text-properties fo:color="#3366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01cm" svg:height="2.77cm" svg:x="2.489cm" svg:y="1.841cm">
          <text:p text:style-name="P1">Picosecond Pulser</text:p>
        </draw:rect>
        <draw:rect draw:style-name="gr2" draw:text-style-name="P1" draw:layer="layout" svg:width="4.39cm" svg:height="2.299cm" svg:x="2.855cm" svg:y="8.427cm">
          <text:p text:style-name="P1">Variable</text:p>
          <text:p text:style-name="P1">Attenuator</text:p>
        </draw:rect>
        <draw:rect draw:style-name="gr2" draw:text-style-name="P1" draw:layer="layout" svg:width="2.718cm" svg:height="1.411cm" svg:x="8.077cm" svg:y="9.107cm">
          <text:p text:style-name="P1">Splitter</text:p>
        </draw:rect>
        <draw:rect draw:style-name="gr2" draw:text-style-name="P1" draw:layer="layout" svg:width="4.39cm" svg:height="2.299cm" svg:x="7.255cm" svg:y="5.528cm">
          <text:p text:style-name="P1">Oscilloscope</text:p>
        </draw:rect>
        <draw:rect draw:style-name="gr3" draw:text-style-name="P1" draw:layer="layout" svg:width="10.225cm" svg:height="6.35cm" svg:x="13.453cm" svg:y="6.631cm">
          <text:p/>
        </draw:rect>
        <draw:polyline draw:style-name="gr4" draw:text-style-name="P1" draw:layer="layout" svg:width="11.208cm" svg:height="1.389cm" svg:x="10.794cm" svg:y="8.009cm" svg:viewBox="0 0 11209 1390" draw:points="0,1390 1450,1378 1455,0 11209,0">
          <text:p/>
        </draw:polyline>
        <draw:polyline draw:style-name="gr5" draw:text-style-name="P1" draw:layer="layout" svg:width="12.204cm" svg:height="0.709cm" svg:x="10.794cm" svg:y="10.273cm" svg:viewBox="0 0 12205 710" draw:points="0,0 1450,12 1450,710 12205,692">
          <text:p/>
        </draw:polyline>
        <draw:line draw:style-name="gr6" draw:text-style-name="P1" draw:layer="layout" svg:x1="7.245cm" svg:y1="9.77cm" svg:x2="8.066cm" svg:y2="9.77cm">
          <text:p/>
        </draw:line>
        <draw:line draw:style-name="gr6" draw:text-style-name="P1" draw:layer="layout" svg:x1="4.713cm" svg:y1="4.619cm" svg:x2="4.713cm" svg:y2="8.445cm">
          <text:p/>
        </draw:line>
        <draw:rect draw:style-name="gr2" draw:text-style-name="P1" draw:layer="layout" svg:width="2.718cm" svg:height="1.411cm" svg:x="3.326cm" svg:y="5.314cm">
          <text:p text:style-name="P1">Splitter</text:p>
        </draw:rect>
        <draw:polyline draw:style-name="gr6" draw:text-style-name="P1" draw:layer="layout" svg:width="2.023cm" svg:height="0.326cm" svg:x="5.203cm" svg:y="6.74cm" svg:viewBox="0 0 2024 327" draw:points="4,0 0,327 2024,314">
          <text:p/>
        </draw:polyline>
        <draw:frame draw:style-name="gr7" draw:text-style-name="P2" draw:layer="layout" svg:width="5.976cm" svg:height="0.962cm" svg:x="15.737cm" svg:y="8.641cm">
          <draw:text-box>
            <text:p><text:span text:style-name="T1">Reference Channel</text:span></text:p>
          </draw:text-box>
        </draw:frame>
        <draw:rect draw:style-name="gr8" draw:text-style-name="P1" draw:layer="layout" svg:width="2.718cm" svg:height="1.411cm" svg:x="13.832cm" svg:y="7.173cm">
          <text:p text:style-name="P1">AMPA</text:p>
        </draw:rect>
        <draw:polyline draw:style-name="gr4" draw:text-style-name="P1" draw:layer="layout" svg:width="8.466cm" svg:height="1.657cm" svg:x="11.68cm" svg:y="5.978cm" svg:viewBox="0 0 8467 1658" draw:points="7767,1658 8459,1640 8467,0 0,0">
          <text:p/>
        </draw:polyline>
        <draw:rect draw:style-name="gr8" draw:text-style-name="P1" draw:layer="layout" svg:width="2.718cm" svg:height="1.411cm" svg:x="17.132cm" svg:y="7.174cm">
          <text:p text:style-name="P1">Signal</text:p>
          <text:p text:style-name="P1">Chain</text:p>
        </draw:rect>
        <draw:rect draw:style-name="gr8" draw:text-style-name="P1" draw:layer="layout" svg:width="2.718cm" svg:height="1.411cm" svg:x="20.532cm" svg:y="7.175cm">
          <text:p text:style-name="P1">SURF</text:p>
        </draw:rect>
        <draw:rect draw:style-name="gr9" draw:text-style-name="P1" draw:layer="layout" svg:width="2.718cm" svg:height="1.411cm" svg:x="13.832cm" svg:y="10.24cm">
          <text:p text:style-name="P1">AMPA</text:p>
        </draw:rect>
        <draw:rect draw:style-name="gr9" draw:text-style-name="P1" draw:layer="layout" svg:width="2.718cm" svg:height="1.411cm" svg:x="17.132cm" svg:y="10.241cm">
          <text:p text:style-name="P1">Signal</text:p>
          <text:p text:style-name="P1">Chain</text:p>
        </draw:rect>
        <draw:rect draw:style-name="gr9" draw:text-style-name="P1" draw:layer="layout" svg:width="2.718cm" svg:height="1.411cm" svg:x="20.532cm" svg:y="10.242cm">
          <text:p text:style-name="P1">SURF</text:p>
        </draw:rect>
        <draw:frame draw:style-name="gr7" draw:text-style-name="P3" draw:layer="layout" svg:width="4.21cm" svg:height="0.962cm" svg:x="16.198cm" svg:y="11.669cm">
          <draw:text-box>
            <text:p text:style-name="P3"><text:span text:style-name="T2">Test Channel</text:span></text:p>
          </draw:text-box>
        </draw:frame>
        <draw:frame draw:style-name="gr10" draw:layer="layout" svg:width="4.807cm" svg:height="1.115cm" svg:x="13.755cm" svg:y="1.782cm">
          <draw:text-box>
            <text:p>External trigger</text:p>
          </draw:text-box>
        </draw:frame>
        <draw:polyline draw:style-name="gr6" draw:text-style-name="P1" draw:layer="layout" svg:width="13.627cm" svg:height="2.75cm" svg:x="8.511cm" svg:y="3.874cm" svg:viewBox="0 0 13628 2751" draw:points="0,0 13627,2 13628,2751">
          <text:p/>
        </draw:polyline>
        <draw:line draw:style-name="gr6" draw:text-style-name="P1" draw:layer="layout" svg:x1="16.217cm" svg:y1="3.854cm" svg:x2="16.217cm" svg:y2="2.8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Rotter</meta:initial-creator>
    <meta:creation-date>2017-02-20T16:47:33</meta:creation-date>
    <dc:date>2017-02-20T17:02:54</dc:date>
    <dc:creator>Ben Rotter</dc:creator>
    <meta:editing-duration>PT3S</meta:editing-duration>
    <meta:editing-cycles>1</meta:editing-cycles>
    <meta:document-statistic meta:object-count="23"/>
    <meta:generator>OpenOffice/4.0.0$Unix OpenOffice.org_project/400m3$Build-9702</meta:generator>
  </office:meta>
</office:document-meta>
</file>